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DejaVu Sans Mono', monospace, sans-serif"/>
    <style:font-face style:name="DINProLight2" svg:font-family="DINProLight2, DINProLight"/>
    <style:font-face style:name="monospace" svg:font-family="monospace"/>
    <style:font-face style:name="openSans" svg:font-family="openSans, Arial, sans-serif"/>
    <style:font-face style:name="Droid Sans Devanagari1" svg:font-family="'Droid Sans Devanagari'" style:font-family-generic="swiss"/>
    <style:font-face style:name="LM Mono 10" svg:font-family="'LM Mono 10'"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528a6"/>
    </style:style>
    <style:style style:name="P2" style:family="paragraph" style:parent-style-name="Text_20_body">
      <style:text-properties fo:font-weight="bold" officeooo:rsid="0006fa70" officeooo:paragraph-rsid="0006fa70" style:font-weight-asian="bold" style:font-weight-complex="bold"/>
    </style:style>
    <style:style style:name="P3" style:family="paragraph" style:parent-style-name="Text_20_body">
      <style:text-properties fo:font-weight="normal" officeooo:rsid="0006fa70" officeooo:paragraph-rsid="0006fa70" style:font-weight-asian="normal" style:font-weight-complex="normal"/>
    </style:style>
    <style:style style:name="P4" style:family="paragraph" style:parent-style-name="Text_20_body">
      <style:text-properties style:font-name="Liberation Serif" fo:font-weight="normal" officeooo:rsid="0006fa70" officeooo:paragraph-rsid="0006fa70" style:font-weight-asian="normal" style:font-weight-complex="normal"/>
    </style:style>
    <style:style style:name="P5" style:family="paragraph" style:parent-style-name="Standard" style:list-style-name="L5">
      <style:text-properties fo:font-weight="normal" officeooo:rsid="0010b711" officeooo:paragraph-rsid="000528a6" style:font-weight-asian="normal" style:font-weight-complex="normal"/>
    </style:style>
    <style:style style:name="P6" style:family="paragraph" style:parent-style-name="Standard">
      <style:text-properties fo:font-weight="normal" officeooo:rsid="0010b711" officeooo:paragraph-rsid="000528a6" style:font-weight-asian="normal" style:font-weight-complex="normal"/>
    </style:style>
    <style:style style:name="P7" style:family="paragraph" style:parent-style-name="Standard" style:list-style-name="L4">
      <style:text-properties fo:font-weight="normal" officeooo:rsid="00148fed" officeooo:paragraph-rsid="000528a6" style:font-weight-asian="normal" style:font-weight-complex="normal"/>
    </style:style>
    <style:style style:name="P8" style:family="paragraph" style:parent-style-name="Standard">
      <style:text-properties fo:font-weight="normal" officeooo:rsid="00148fed" officeooo:paragraph-rsid="000528a6" style:font-weight-asian="normal" style:font-weight-complex="normal"/>
    </style:style>
    <style:style style:name="P9" style:family="paragraph" style:parent-style-name="Standard">
      <style:text-properties fo:font-weight="normal" officeooo:rsid="00148fed" officeooo:paragraph-rsid="0010b25b" style:font-weight-asian="normal" style:font-weight-complex="normal"/>
    </style:style>
    <style:style style:name="P10" style:family="paragraph" style:parent-style-name="Standard" style:list-style-name="L5">
      <style:text-properties fo:font-weight="normal" officeooo:rsid="0006fa70" officeooo:paragraph-rsid="0006fa70" style:font-weight-asian="normal" style:font-weight-complex="normal"/>
    </style:style>
    <style:style style:name="P11" style:family="paragraph" style:parent-style-name="Standard" style:list-style-name="L5">
      <style:text-properties fo:font-weight="normal" officeooo:rsid="000ab77a" officeooo:paragraph-rsid="000ab77a" style:font-weight-asian="normal" style:font-weight-complex="normal"/>
    </style:style>
    <style:style style:name="P12" style:family="paragraph" style:parent-style-name="Standard">
      <style:text-properties fo:font-weight="normal" officeooo:rsid="000ab77a" officeooo:paragraph-rsid="000ab77a" style:font-weight-asian="normal" style:font-weight-complex="normal"/>
    </style:style>
    <style:style style:name="P13" style:family="paragraph" style:parent-style-name="Standard">
      <style:text-properties officeooo:paragraph-rsid="000528a6"/>
    </style:style>
    <style:style style:name="P14" style:family="paragraph" style:parent-style-name="Standard" style:list-style-name="L8">
      <style:text-properties officeooo:rsid="000528a6" officeooo:paragraph-rsid="000528a6"/>
    </style:style>
    <style:style style:name="P15" style:family="paragraph" style:parent-style-name="Standard">
      <style:text-properties style:font-name="LM Mono 10" officeooo:rsid="000528a6" officeooo:paragraph-rsid="000528a6"/>
    </style:style>
    <style:style style:name="P16" style:family="paragraph" style:parent-style-name="Standard">
      <style:text-properties style:font-name="Liberation Serif" officeooo:rsid="0007dd0c" officeooo:paragraph-rsid="0007dd0c"/>
    </style:style>
    <style:style style:name="P17" style:family="paragraph" style:parent-style-name="Standard">
      <style:text-properties fo:font-weight="bold" officeooo:rsid="0010b711" officeooo:paragraph-rsid="000528a6" style:font-weight-asian="bold" style:font-weight-complex="bold"/>
    </style:style>
    <style:style style:name="P18" style:family="paragraph" style:parent-style-name="Standard">
      <style:text-properties fo:font-weight="bold" officeooo:rsid="00148fed" officeooo:paragraph-rsid="000528a6" style:font-weight-asian="bold" style:font-weight-complex="bold"/>
    </style:style>
    <style:style style:name="P19" style:family="paragraph" style:parent-style-name="Standard">
      <style:text-properties officeooo:paragraph-rsid="0007dd0c"/>
    </style:style>
    <style:style style:name="P20" style:family="paragraph" style:parent-style-name="Standard">
      <style:text-properties officeooo:paragraph-rsid="000869d9"/>
    </style:style>
    <style:style style:name="P21" style:family="paragraph" style:parent-style-name="Standard">
      <style:text-properties officeooo:rsid="000869d9" officeooo:paragraph-rsid="000869d9"/>
    </style:style>
    <style:style style:name="P22" style:family="paragraph" style:parent-style-name="Standard">
      <style:text-properties officeooo:rsid="0010b25b" officeooo:paragraph-rsid="0010b25b"/>
    </style:style>
    <style:style style:name="T1" style:family="text">
      <style:text-properties officeooo:rsid="00165ef5"/>
    </style:style>
    <style:style style:name="T2" style:family="text">
      <style:text-properties fo:font-weight="normal" style:font-weight-asian="normal" style:font-weight-complex="normal"/>
    </style:style>
    <style:style style:name="T3" style:family="text">
      <style:text-properties fo:font-weight="normal" officeooo:rsid="00165ef5" style:font-weight-asian="normal" style:font-weight-complex="normal"/>
    </style:style>
    <style:style style:name="T4" style:family="text">
      <style:text-properties fo:font-weight="normal" officeooo:rsid="000537d8" style:font-weight-asian="normal" style:font-weight-complex="normal"/>
    </style:style>
    <style:style style:name="T5" style:family="text">
      <style:text-properties fo:font-weight="normal" officeooo:rsid="00148fed" style:font-weight-asian="normal" style:font-weight-complex="normal"/>
    </style:style>
    <style:style style:name="T6" style:family="text">
      <style:text-properties fo:font-weight="normal" officeooo:rsid="000869d9" style:font-weight-asian="normal" style:font-weight-complex="normal"/>
    </style:style>
    <style:style style:name="T7" style:family="text">
      <style:text-properties fo:font-weight="normal" officeooo:rsid="00099b55"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65ef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65ef5" style:font-style-asian="normal" style:font-style-complex="normal"/>
    </style:style>
    <style:style style:name="T12" style:family="text">
      <style:text-properties officeooo:rsid="001c779f"/>
    </style:style>
    <style:style style:name="T13" style:family="text">
      <style:text-properties officeooo:rsid="000528a6"/>
    </style:style>
    <style:style style:name="T14" style:family="text">
      <style:text-properties fo:font-weight="bold" officeooo:rsid="00165ef5" style:font-weight-asian="bold" style:font-weight-complex="bold"/>
    </style:style>
    <style:style style:name="T15" style:family="text">
      <style:text-properties fo:font-weight="bold" officeooo:rsid="0007dd0c" style:font-weight-asian="bold" style:font-weight-complex="bold"/>
    </style:style>
    <style:style style:name="T16" style:family="text">
      <style:text-properties officeooo:rsid="00059531"/>
    </style:style>
    <style:style style:name="T17" style:family="text">
      <style:text-properties style:font-name="LM Mono 10"/>
    </style:style>
    <style:style style:name="T18" style:family="text">
      <style:text-properties style:font-name="LM Mono 10" officeooo:rsid="000537d8"/>
    </style:style>
    <style:style style:name="T19" style:family="text">
      <style:text-properties style:font-name="LM Mono 10" fo:font-weight="normal" style:font-weight-asian="normal" style:font-weight-complex="normal"/>
    </style:style>
    <style:style style:name="T20" style:family="text">
      <style:text-properties style:font-name="LM Mono 10" fo:font-weight="normal" officeooo:rsid="000537d8" style:font-weight-asian="normal" style:font-weight-complex="normal"/>
    </style:style>
    <style:style style:name="T21" style:family="text">
      <style:text-properties style:font-name="LM Mono 10" fo:font-weight="normal" officeooo:rsid="0007dd0c" style:font-weight-asian="normal" style:font-weight-complex="normal"/>
    </style:style>
    <style:style style:name="T22" style:family="text">
      <style:text-properties style:font-name="LM Mono 10" fo:font-weight="bold" officeooo:rsid="0007dd0c" style:font-weight-asian="bold" style:font-weight-complex="bold"/>
    </style:style>
    <style:style style:name="T23" style:family="text">
      <style:text-properties officeooo:rsid="0006fa70"/>
    </style:style>
    <style:style style:name="T24" style:family="text">
      <style:text-properties style:font-name="Liberation Serif"/>
    </style:style>
    <style:style style:name="T25" style:family="text">
      <style:text-properties style:font-name="Liberation Serif" officeooo:rsid="0007dd0c"/>
    </style:style>
    <style:style style:name="T26" style:family="text">
      <style:text-properties style:font-name="Liberation Serif" fo:font-weight="bold" officeooo:rsid="0007dd0c" style:font-weight-asian="bold" style:font-weight-complex="bold"/>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weight="normal" officeooo:rsid="0007dd0c" style:font-weight-asian="normal" style:font-weight-complex="normal"/>
    </style:style>
    <style:style style:name="T29" style:family="text">
      <style:text-properties officeooo:rsid="000ab7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start text:name="__DdeLink__65768_223135773"/><text:bookmark-start text:name="__DdeLink__65778_223135773"/>TCPDUMP Multi-<text:span text:style-name="T12">Network C</text:span>apture <text:span text:style-name="T12">P</text:span>roject <text:span text:style-name="T13">Manual</text:span></text:p>
      <text:p text:style-name="P8"/>
      <text:p text:style-name="P8">Running the project:</text:p>
      <text:p text:style-name="P8"/>
      <text:p text:style-name="P8"><text:tab/>The project must be deployed onto an Apache Tomcat WebServer on a Linux system. <text:span text:style-name="T1">It can be done in the NetBeans 8.2 IDE if your computer is running Linux by opening and running the project as long as Tomcat is installed. The path to the JSCH library jar must also be present for the Java code if this is run through the NetBeans IDE. The default website for the website when it is run will be localhost:8080/WebApplication/index.html. Enter this link into the browser to go to the web page. There must also be at least one remote Linux server to run a tcpdump capture on that allows SSH access via the root user. If this is not available, you can specify yourself (127.0.0.1) and run the capture locally. </text:span></text:p>
      <text:p text:style-name="P8"/>
      <text:p text:style-name="P20"><text:span text:style-name="T3">Alternatively, </text:span><text:span text:style-name="T5">I have included a </text:span><text:span text:style-name="T28">WebApplication</text:span><text:span text:style-name="T5">.war archive that may be run on a Tomcat server. Execute the following to deploy the webserver:</text:span></text:p>
      <text:p text:style-name="P20"><text:span text:style-name="T5"/></text:p>
      <text:p text:style-name="P21"><text:span text:style-name="T5">T</text:span><text:span text:style-name="T2">he .war archive is in directory comp5130/</text:span><text:span text:style-name="T7">project/</text:span><text:span text:style-name="T28">WebApplication.</text:span><text:span text:style-name="T27">war.</text:span></text:p>
      <text:p text:style-name="P21"><text:span text:style-name="T27"/></text:p>
      <text:p text:style-name="P22"><text:span text:style-name="T27">If you do not have Tomcat installed, please follow these instructions below to install it. </text:span></text:p>
      <text:p text:style-name="P19"><text:span text:style-name="T5"/></text:p>
      <text:p text:style-name="P19"><text:span text:style-name="T15">1. </text:span><text:span text:style-name="T14">Install and Configure Apache Tomcat 9.0.13.</text:span><text:span text:style-name="T3"> </text:span></text:p>
      <text:list xml:id="list397844087" text:style-name="L8">
        <text:list-item>
          <text:list>
            <text:list-item>
              <text:p text:style-name="P14"><text:span text:style-name="T3">D</text:span><text:span text:style-name="T2">ownload apache tomcat </text:span><text:span text:style-name="T4">tar.gz </text:span><text:span text:style-name="T2">9.0.13 </text:span><text:span text:style-name="T4">from https://tomcat.apache.org/download-90.cgi</text:span></text:p>
            </text:list-item>
            <text:list-item>
              <text:p text:style-name="P14"><text:span text:style-name="T2">I</text:span><text:span text:style-name="T4">nstall and configure Tomcat. Below are instructions that I used taken from </text:span><text:a xlink:type="simple" xlink:href="https://www.mulesoft.com/tcat/tomcat-linux" text:style-name="Internet_20_link" text:visited-style-name="Visited_20_Internet_20_Link"><text:span text:style-name="T4">https://www.mulesoft.com/tcat/tomcat-linux</text:span></text:a></text:p>
            </text:list-item>
          </text:list>
        </text:list-item>
      </text:list>
      <text:p text:style-name="P15"><text:span text:style-name="T4"/></text:p>
      <text:p text:style-name="P15"><text:span text:style-name="T4">“Step 1 - Download And Extract The Latest Binary Distribution</text:span></text:p>
      <text:p text:style-name="P15"><text:span text:style-name="T4">You can download the latest version of Tomcat from the Apache project site. <text:s/>Click here to see the list of available versions. <text:s/>Most Linux users will want to use the latest TAR package. </text:span></text:p>
      <text:p text:style-name="P15"><text:span text:style-name="T4"/></text:p>
      <text:p text:style-name="P15"><text:span text:style-name="T4">To download the package directly from the Linux command line, you'll use a command that looks something like this:</text:span></text:p>
      <text:p text:style-name="P15"><text:span text:style-name="T4"/></text:p>
      <text:p text:style-name="P15"><text:span text:style-name="T4">$ wget http://apache.YourFavoriteMirror.com/tomcat/tomcat-[#]/v[#]/apache-tomcat-[#].tar.gz</text:span></text:p>
      <text:p text:style-name="P15"><text:span text:style-name="T4"/></text:p>
      <text:p text:style-name="P15"><text:span text:style-name="T4">After you have downloaded the package, make sure to verify the MD5 checksum against the key provided on the Apache website, like this:</text:span></text:p>
      <text:p text:style-name="P15"><text:span text:style-name="T4"/></text:p>
      <text:p text:style-name="P15"><text:span text:style-name="T4">$ md5sum apache-tomcat-[#].tar.gz</text:span></text:p>
      <text:p text:style-name="P15"><text:span text:style-name="T4"/></text:p>
      <text:p text:style-name="P15"><text:span text:style-name="T4">Next, extract the package:</text:span></text:p>
      <text:p text:style-name="P15"><text:span text:style-name="T4"/></text:p>
      <text:p text:style-name="P15"><text:span text:style-name="T4">$ tar xvzf apache-tomcat-[#].tar.gz</text:span></text:p>
      <text:p text:style-name="P15"><text:span text:style-name="T4"/></text:p>
      <text:p text:style-name="P15"><text:soft-page-break/><text:span text:style-name="T4">...And move the extracted folder into a dedicated directory:</text:span></text:p>
      <text:p text:style-name="P15"><text:span text:style-name="T4"/></text:p>
      <text:p text:style-name="P15"><text:span text:style-name="T4">$ sudo mv apache-tomcat-[#] /usr/local/example/path/to/tomcat</text:span></text:p>
      <text:p text:style-name="P15"><text:span text:style-name="T4"/></text:p>
      <text:p text:style-name="P15"><text:span text:style-name="T4">Step 2 - Set The Required Environment Variables</text:span></text:p>
      <text:p text:style-name="P15"><text:span text:style-name="T4">If you haven't already done so during a different application's install process, you'll need to set the JAVA_HOME environment variable in order for Tomcat to run. <text:s/>We recommend doing this by editing ".bashrc", </text:span><text:span text:style-name="T6">(or editing ~/.bash_profile) </text:span><text:span text:style-name="T4">as it this will allow you to set up automatic start for Tomcat, if you need it. <text:s/>Open the file with vi:</text:span></text:p>
      <text:p text:style-name="P15"><text:span text:style-name="T4"/></text:p>
      <text:p text:style-name="P15"><text:span text:style-name="T4">$ vi ~/.bashrc</text:span></text:p>
      <text:p text:style-name="P15"><text:span text:style-name="T4"/></text:p>
      <text:p text:style-name="P15"><text:span text:style-name="T4">...And set the variable like this:</text:span></text:p>
      <text:p text:style-name="P15"><text:span text:style-name="T4"/></text:p>
      <text:p text:style-name="P15"><text:span text:style-name="T4">export JAVA_HOME=/usr/lib/path/to/java</text:span></text:p>
      <text:p text:style-name="P15"><text:span text:style-name="T4"/></text:p>
      <text:p text:style-name="P15"><text:span text:style-name="T4">While you're here, you should also set the CATALINA_HOME variable, which should point to the main Tomcat directory:</text:span></text:p>
      <text:p text:style-name="P15"><text:span text:style-name="T4"/></text:p>
      <text:p text:style-name="P15"><text:span text:style-name="T4">export CATALINA_HOME=/path/to/tomcat</text:span></text:p>
      <text:p text:style-name="P15"><text:span text:style-name="T4"/></text:p>
      <text:p text:style-name="P15"><text:span text:style-name="T4">Log out and log back into bash to have your changes take effect.</text:span></text:p>
      <text:p text:style-name="P15"><text:span text:style-name="T4"/></text:p>
      <text:p text:style-name="P15"><text:span text:style-name="T4">Step 3 - Start Tomcat</text:span></text:p>
      <text:p text:style-name="P15"><text:span text:style-name="T4">If you followed all these steps correctly, you should be able to start Tomcat via its included startup script, startup.sh:</text:span></text:p>
      <text:p text:style-name="P15"><text:span text:style-name="T4"/></text:p>
      <text:p text:style-name="P15"><text:span text:style-name="T4">$ $CATALINA_HOME/bin/startup.sh</text:span></text:p>
      <text:p text:style-name="P15"><text:span text:style-name="T4"/></text:p>
      <text:p text:style-name="P15"><text:span text:style-name="T4">Tomcat runs on port 8080 by default. <text:s/>To check if your server is up and running correctly, use:</text:span></text:p>
      <text:p text:style-name="P15"><text:span text:style-name="T4"/></text:p>
      <text:p text:style-name="P15"><text:span text:style-name="T4">$ ps -ef | grep java | grep 8080</text:span></text:p>
      <text:p text:style-name="P15"><text:span text:style-name="T4"/></text:p>
      <text:p text:style-name="P15"><text:span text:style-name="T4">If this command returns the Catalina process, Tomcat is up and running. You should now be able to access the Tomcat Welcome Page at http://localhost:8080/</text:span></text:p>
      <text:p text:style-name="P15"><text:span text:style-name="T4"/></text:p>
      <text:p text:style-name="P15"><text:span text:style-name="T4">Step 4 - What To Do Next</text:span></text:p>
      <text:p text:style-name="P15"><text:span text:style-name="T4">Now that you've installed Tomcat, you may want some additional information to get you started. <text:s/></text:span></text:p>
      <text:p text:style-name="P15"><text:span text:style-name="T4"/></text:p>
      <text:p text:style-name="P15"><text:soft-page-break/><text:span text:style-name="T4">If you want more information about configuring Tomcat, please visit our helpful guide to Tomcat Configuration, as well as our Tomcat Performance and Tomcat JVM guides, which will help you get Tomcat performing at its best on your machine.</text:span></text:p>
      <text:p text:style-name="P15"><text:span text:style-name="T4"/></text:p>
      <text:p text:style-name="P15"><text:span text:style-name="T4">Running Tomcat Automatically At Linux Startup</text:span></text:p>
      <text:p text:style-name="P15"><text:span text:style-name="T4"/></text:p>
      <text:p text:style-name="P15"><text:span text:style-name="T4">A potential drawback of installing Tomcat from a binary distribution instead of using a Linux-packaged version is that you'll have to do some extra legwork to make Tomcat start automatically when Linux boots up. <text:s/>To make this process easy and pain-free, follow this simple guide.</text:span></text:p>
      <text:p text:style-name="P15"><text:span text:style-name="T4"/></text:p>
      <text:p text:style-name="P15"><text:span text:style-name="T4">Step 1 - Create A Tomcat-Specific User and User Group</text:span></text:p>
      <text:p text:style-name="P15"><text:span text:style-name="T4">It's a bad idea to run Tomcat as the root user, especially if you're going to be starting Tomcat automatically. <text:s/>It's much more secure to create a new group and user specifically to run Tomcat. <text:s/>You can do so with the following commands (in this example, we have created a user group named tomcat, and a user named tomcat with the password tomcat; you can certainly be more creative if you wish):</text:span></text:p>
      <text:p text:style-name="P15"><text:span text:style-name="T4"/></text:p>
      <text:p text:style-name="P15"><text:span text:style-name="T4">$ groupadd tomcat</text:span></text:p>
      <text:p text:style-name="P15"><text:span text:style-name="T4"/></text:p>
      <text:p text:style-name="P15"><text:span text:style-name="T4">$ useradd -s /sbin/nologin -g tomcat -d /path/to/tomcat tomcat</text:span></text:p>
      <text:p text:style-name="P15"><text:span text:style-name="T4"/></text:p>
      <text:p text:style-name="P15"><text:span text:style-name="T4">$ passwd tomcat</text:span></text:p>
      <text:p text:style-name="P15"><text:span text:style-name="T4"/></text:p>
      <text:p text:style-name="P15"><text:span text:style-name="T4">Step 2 - Adjust Ownership For New Users And Groups</text:span></text:p>
      <text:p text:style-name="P15"><text:span text:style-name="T4">Now that you have created a user to run Tomcat, you'll need to give them access to the correct directories. <text:s/>Use the following commands, substituting your own usernames and groups as necessary:</text:span></text:p>
      <text:p text:style-name="P15"><text:span text:style-name="T4"/></text:p>
      <text:p text:style-name="P15"><text:span text:style-name="T4"># chown -R tomcat.tomcat /path/to/tomcat</text:span></text:p>
      <text:p text:style-name="P15"><text:span text:style-name="T4"/></text:p>
      <text:p text:style-name="P15"><text:span text:style-name="T4"># chmod 775 /path/to/tomcat/webapps</text:span></text:p>
      <text:p text:style-name="P15"><text:span text:style-name="T4"/></text:p>
      <text:p text:style-name="P15"><text:span text:style-name="T4">The first gives ownership of the Tomcat directories to the Tomcat user, and the second gives the user write access for the web apps directory.</text:span></text:p>
      <text:p text:style-name="P15"><text:span text:style-name="T4"/></text:p>
      <text:p text:style-name="P15"><text:span text:style-name="T4">Step 3 - Relay Traffic For Non-Root Tomcat User</text:span></text:p>
      <text:p text:style-name="P15"><text:span text:style-name="T4">When running Tomcat as a user other than the root user, you will not be able to bind to port 80, which is where Tomcat listens for HTTP requests. <text:s/>To get around this, you can use Netfilter, which is packaged with all major Linux distributions:</text:span></text:p>
      <text:p text:style-name="P15"><text:soft-page-break/><text:span text:style-name="T4"/></text:p>
      <text:p text:style-name="P15"><text:span text:style-name="T4"># iptables -t nat -I PREROUTING -p tcp --dport 80 -j REDIRECT --to-ports 8080</text:span></text:p>
      <text:p text:style-name="P15"><text:span text:style-name="T4"/></text:p>
      <text:p text:style-name="P15"><text:span text:style-name="T4"># iptables -t nat -I OUTPUT -p tcp --dport 80 -j REDIRECT --to-ports 8080</text:span></text:p>
      <text:p text:style-name="P15"><text:span text:style-name="T4"/></text:p>
      <text:p text:style-name="P15"><text:span text:style-name="T4">To preserve these rules through re-boot, save them with the "ip-tables-save" command, and then follow the procedure appropriate for your Linux distribution (for most distributions, this means editing the iptables init script; Debian users should load the configuration via a script called by if-up.d or pre-up.d).</text:span></text:p>
      <text:p text:style-name="P15"><text:span text:style-name="T4"/></text:p>
      <text:p text:style-name="P15"><text:span text:style-name="T4">Step 3 - Create A Custom init Script</text:span></text:p>
      <text:p text:style-name="P15"><text:span text:style-name="T4">To start Tomcat at Linux boot time, we'll need to create an init script that calls the startup.sh and shutdown.sh scripts included with Tomcat. <text:s/></text:span></text:p>
      <text:p text:style-name="P15"><text:span text:style-name="T4"/></text:p>
      <text:p text:style-name="P15"><text:span text:style-name="T4">The actual creation of this script is outside the scope of this article, but there are many useful resources available online. <text:s/>All you need to know in order to use the basic init script format to call Tomcat is how the startup.sh and shutdown.sh scripts work. <text:s/></text:span></text:p>
      <text:p text:style-name="P15"><text:span text:style-name="T4"/></text:p>
      <text:p text:style-name="P19"><text:span text:style-name="T20">For more information about these scripts, visit our Tomcat Start page, which includes a simple, step-by-step guide to Tomcat's three start-up shell scripts.”</text:span></text:p>
      <text:p text:style-name="P19"><text:span text:style-name="T20"/></text:p>
      <text:p text:style-name="P19"><text:span text:style-name="T20"/></text:p>
      <text:p text:style-name="P19"><text:span text:style-name="T22">2.</text:span><text:span text:style-name="T21"> </text:span><text:span text:style-name="T14">Place the </text:span><text:span text:style-name="T26">WebApplication</text:span><text:span text:style-name="T14">.war archive in the following directory according to these instructions from the Tomcat website: <text:s/>( </text:span><text:a xlink:type="simple" xlink:href="https://tomcat.apache.org/tomcat-9.0-doc/deployer-howto.html" text:style-name="Internet_20_link" text:visited-style-name="Visited_20_Internet_20_Link"><text:span text:style-name="T14">https://tomcat.apache.org/tomcat-9.0-doc/deployer-howto.html</text:span></text:a><text:span text:style-name="T14"> )</text:span></text:p>
      <text:p text:style-name="P13"><text:span text:style-name="T17"/></text:p>
      <text:p text:style-name="P13"><text:span text:style-name="T17"/></text:p>
      <text:p text:style-name="P16">The <text:bookmark-start text:name="__DdeLink__65764_223135773"/>WebApplication<text:bookmark-end text:name="__DdeLink__65764_223135773"/>.war should be placed here: <text:span text:style-name="T20">/path/to/tomcat/</text:span><text:span text:style-name="T19">webapps/WebApplication.war</text:span></text:p>
      <text:p text:style-name="P1"><text:span text:style-name="T17"/></text:p>
      <text:p text:style-name="P2"><text:span text:style-name="T17">3. </text:span><text:span text:style-name="T24">Set deployOnStartup to true </text:span><text:span text:style-name="T25">in $CATALINA_HOME/conf/server.xml</text:span></text:p>
      <text:p text:style-name="P3"><text:span text:style-name="T24">Edit the </text:span><text:span text:style-name="T18">/path/to/tomcat/</text:span><text:span text:style-name="T17">conf/server.xml </text:span><text:span text:style-name="T24">. Find the following xml snippet:</text:span></text:p>
      <text:p text:style-name="P3"><text:span text:style-name="T24"/></text:p>
      <text:p text:style-name="P3"><text:span text:style-name="T24">&lt;Host name="localhost" <text:s/>appBase="webapps"</text:span></text:p>
      <text:p text:style-name="P3"><text:span text:style-name="T24"><text:s text:c="12"/>unpackWARs="true" autoDeploy="true"&gt;</text:span></text:p>
      <text:p text:style-name="P3"><text:span text:style-name="T17"/></text:p>
      <text:p text:style-name="P4"><text:soft-page-break/>Change autoDeploy to false and add deployOnStartup set to true. It should look like below:</text:p>
      <text:p text:style-name="P4"/>
      <text:p text:style-name="P3"><text:span text:style-name="T24">&lt;Host name="localhost" <text:s/>appBase="webapps"</text:span></text:p>
      <text:p text:style-name="P4"><text:s text:c="12"/>unpackWARs="true" autoDeploy="false" deployOnStartup="true"&gt;</text:p>
      <text:p text:style-name="P4"/>
      <text:p text:style-name="P4"/>
      <text:p text:style-name="P2"><text:span text:style-name="T24">4. Configure a remote Linux Server to run the tcpdump capture on.</text:span></text:p>
      <text:p text:style-name="P8"/>
      <text:p text:style-name="P9">There must be another Linux Server (such as a Virtual Machine) to run the remote tcpdump capture on.</text:p>
      <text:p text:style-name="P9"><text:span text:style-name="T1">If this is not available, you can specify yourself (127.0.0.1) and run the capture locally. </text:span><text:s/>This Linux Server must be set up with the following configuration:</text:p>
      <text:list xml:id="list2708055910" text:style-name="L4">
        <text:list-item>
          <text:p text:style-name="P7">Allow root user ssh login</text:p>
          <text:p text:style-name="P7">This is done by editing /etc / sshd_config and changing “PermitRootLogin” to yes</text:p>
          <text:p text:style-name="P7">and adding “root” to “Allowusers” at the bottom of the file.</text:p>
        </text:list-item>
        <text:list-item>
          <text:p text:style-name="P7">/sbin/tcpdump package is installed (should be by default)</text:p>
        </text:list-item>
      </text:list>
      <text:p text:style-name="P8"/>
      <text:p text:style-name="P8"/>
      <text:p text:style-name="P17"><text:span text:style-name="T23">5. </text:span>Running the capture <text:span text:style-name="T16">on the website</text:span>:</text:p>
      <text:p text:style-name="P6"/>
      <text:list xml:id="list1445481142" text:style-name="L5">
        <text:list-item>
          <text:p text:style-name="P10">Start Tomcat. Unless you are running the project through NetBeans IDE, this would be done <text:span text:style-name="T29">by running the Tomcat startup script: <text:s text:c="3"/>/path / to / tomcat / bin <text:s/>/ startup.sh . If you want to configure Tomcat to run on another IP address/port other than localhost:8080, you must configure it to listen on another address in /pathtotomcat /conf /server.xml.</text:span></text:p>
        </text:list-item>
        <text:list-item>
          <text:p text:style-name="P11">Navigate to the URL of the Application in a browser :</text:p>
          <text:p text:style-name="P11"/>
          <text:p text:style-name="P11"><text:span text:style-name="T8">localhost:8080</text:span><text:span text:style-name="T10">WebApplication/index.html</text:span></text:p>
        </text:list-item>
      </text:list>
      <text:p text:style-name="P12"><text:span text:style-name="T10"/></text:p>
      <text:list xml:id="list101149354874029" text:continue-numbering="true" text:style-name="L5">
        <text:list-item>
          <text:p text:style-name="P5">Add server configurations and insert the IPv4 address and password. <text:span text:style-name="T1">The</text:span> user that will run is root, <text:span text:style-name="T1">so ensure root may login remotely via SSH.</text:span></text:p>
        </text:list-item>
        <text:list-item>
          <text:p text:style-name="P5">Click “Save server configuration.”</text:p>
        </text:list-item>
        <text:list-item>
          <text:p text:style-name="P5">Select the options for the tcpdump. <text:span text:style-name="T1">Select the -w option if you want the files to be copied to </text:span><text:span text:style-name="T9">/tmp</text:span><text:span text:style-name="T11"> directory of the Tomcat server. Otherwise the raw tcpdump results are output to a new page</text:span></text:p>
        </text:list-item>
        <text:list-item>
          <text:p text:style-name="P5">Click “run” <text:span text:style-name="T1">at the buttom of the page</text:span><text:bookmark-end text:name="__DdeLink__65768_223135773"/><text:bookmark-end text:name="__DdeLink__65778_22313577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DejaVu Sans Mono', monospace, sans-serif"/>
    <style:font-face style:name="DINProLight2" svg:font-family="DINProLight2, DINProLight"/>
    <style:font-face style:name="monospace" svg:font-family="monospace"/>
    <style:font-face style:name="openSans" svg:font-family="openSans, Arial, sans-serif"/>
    <style:font-face style:name="Droid Sans Devanagari1" svg:font-family="'Droid Sans Devanagari'" style:font-family-generic="swiss"/>
    <style:font-face style:name="LM Mono 10" svg:font-family="'LM Mono 10'"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8:49:01.649235686</meta:creation-date>
    <meta:generator>LibreOffice/6.1.3.2$Linux_X86_64 LibreOffice_project/10$Build-2</meta:generator>
    <dc:date>2018-12-12T10:11:47.420277074</dc:date>
    <meta:editing-duration>PT14H19M13S</meta:editing-duration>
    <meta:editing-cycles>8</meta:editing-cycles>
    <meta:document-statistic meta:table-count="0" meta:image-count="0" meta:object-count="0" meta:page-count="5" meta:paragraph-count="82" meta:word-count="1354" meta:character-count="8455" meta:non-whitespace-character-count="7146"/>
  </office:meta>
</office:document-meta>
</file>